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1.3cm" svg:height="1.2cm" svg:x="2.9cm" svg:y="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" draw:text-style-name="P1" draw:layer="layout" svg:x1="3.5cm" svg:y1="8.2cm" svg:x2="3.5cm" svg:y2="9.2cm">
          <text:p/>
        </draw:line>
        <draw:line draw:style-name="gr2" draw:text-style-name="P1" draw:layer="layout" svg:x1="3.5cm" svg:y1="9.2cm" svg:x2="2.7cm" svg:y2="10cm">
          <text:p/>
        </draw:line>
        <draw:line draw:style-name="gr2" draw:text-style-name="P1" draw:layer="layout" svg:x1="3.5cm" svg:y1="9.214cm" svg:x2="4.314cm" svg:y2="10cm">
          <text:p/>
        </draw:line>
        <draw:line draw:style-name="gr2" draw:text-style-name="P1" draw:layer="layout" svg:x1="2.8cm" svg:y1="8.7cm" svg:x2="4.4cm" svg:y2="8.7cm">
          <text:p/>
        </draw:line>
        <draw:custom-shape draw:style-name="gr3" draw:text-style-name="P2" draw:layer="layout" svg:width="2.7cm" svg:height="0.7cm" svg:x="2.2cm" svg:y="10.3cm">
          <text:p text:style-name="P1"><text:span text:style-name="T1">Opera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8cm" svg:y1="7.3cm" svg:x2="6.1cm" svg:y2="5.6cm">
          <text:p/>
        </draw:line>
        <draw:custom-shape draw:style-name="gr3" draw:text-style-name="P2" draw:layer="layout" svg:width="7.5cm" svg:height="1.4cm" svg:x="5.4cm" svg:y="3.8cm">
          <text:p text:style-name="P1"><text:span text:style-name="T1">Gestione Utent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2cm" svg:y1="8.4cm" svg:x2="9.2cm" svg:y2="8.3cm">
          <text:p/>
        </draw:line>
        <draw:custom-shape draw:style-name="gr3" draw:text-style-name="P2" draw:layer="layout" svg:width="7.5cm" svg:height="1.4cm" svg:x="9.3cm" svg:y="7.6cm">
          <text:p text:style-name="P1"><text:span text:style-name="T1">Gestione Problemati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3cm" svg:y1="9.6cm" svg:x2="8.5cm" svg:y2="11.9cm">
          <text:p/>
        </draw:line>
        <draw:custom-shape draw:style-name="gr3" draw:text-style-name="P2" draw:layer="layout" svg:width="7.5cm" svg:height="1.4cm" svg:x="8.9cm" svg:y="12cm">
          <text:p text:style-name="P1"><text:span text:style-name="T1">Gestione Re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2.3cm" svg:y1="3.9cm" svg:x2="15.6cm" svg:y2="2.8cm">
          <text:p/>
        </draw:line>
        <draw:custom-shape draw:style-name="gr3" draw:text-style-name="P2" draw:layer="layout" svg:width="7.5cm" svg:height="1.4cm" svg:x="15.7cm" svg:y="1.7cm">
          <text:p text:style-name="P1"><text:span text:style-name="T1">Contatto telefonico con gli</text:span></text:p>
          <text:p text:style-name="P1"><text:span text:style-name="T1">Utent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6.5cm" svg:y1="12.7cm" svg:x2="19.9cm" svg:y2="12.5cm">
          <text:p/>
        </draw:line>
        <draw:custom-shape draw:style-name="gr3" draw:text-style-name="P2" draw:layer="layout" svg:width="7.5cm" svg:height="1.4cm" svg:x="20.2cm" svg:y="11.6cm">
          <text:p text:style-name="P1"><text:span text:style-name="T1">Inserimento dello storic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2.8cm" svg:y1="5.1cm" svg:x2="16.3cm" svg:y2="5.6cm">
          <text:p/>
        </draw:line>
        <draw:custom-shape draw:style-name="gr3" draw:text-style-name="P2" draw:layer="layout" svg:width="7.5cm" svg:height="1.4cm" svg:x="16.3cm" svg:y="5.2cm">
          <text:p text:style-name="P1"><text:span text:style-name="T1">Inserimento dei codici per</text:span></text:p>
          <text:p text:style-name="P1"><text:span text:style-name="T1">La ricerca della soluzi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7.1cm" svg:y1="8.3cm" svg:x2="19cm" svg:y2="8.3cm">
          <text:p/>
        </draw:line>
        <draw:custom-shape draw:style-name="gr3" draw:text-style-name="P2" draw:layer="layout" svg:width="7.5cm" svg:height="1.4cm" svg:x="19.5cm" svg:y="7.5cm">
          <text:p text:style-name="P1"><text:span text:style-name="T1">Visualizzazione delle</text:span></text:p>
          <text:p text:style-name="P1"><text:span text:style-name="T1">problemati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6.4cm" svg:y1="13.2cm" svg:x2="20.2cm" svg:y2="13.7cm">
          <text:p/>
        </draw:line>
        <draw:custom-shape draw:style-name="gr3" draw:text-style-name="P2" draw:layer="layout" svg:width="7.5cm" svg:height="1.4cm" svg:x="20.4cm" svg:y="13.1cm">
          <text:p text:style-name="P1"><text:span text:style-name="T1">Visualizzazione dello storic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</meta:initial-creator>
    <meta:creation-date>2015-03-30T16:58:59.822636291</meta:creation-date>
    <dc:date>2015-03-30T17:26:05.431958046</dc:date>
    <dc:creator>Leonardo </dc:creator>
    <meta:editing-duration>PT3M57S</meta:editing-duration>
    <meta:editing-cycles>3</meta:editing-cycles>
    <meta:generator>LibreOffice/4.2.7.2$Linux_X86_64 LibreOffice_project/420m0$Build-2</meta:generator>
    <meta:document-statistic meta:object-count="22"/>
  </office:meta>
</office:document-meta>
</file>